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6.995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7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95cm" table:align="left"/>
    </style:style>
    <style:style style:name="Tabella1.A" style:family="table-column">
      <style:table-column-properties style:column-width="3.094cm"/>
    </style:style>
    <style:style style:name="Tabella1.B" style:family="table-column">
      <style:table-column-properties style:column-width="13.9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9fdf5" style:font-size-asian="11pt" style:font-size-complex="11pt"/>
    </style:style>
    <style:style style:name="P3" style:family="paragraph" style:parent-style-name="Standard">
      <style:text-properties fo:font-size="11pt" officeooo:paragraph-rsid="001c9e91" style:font-size-asian="11pt" style:font-size-complex="11pt"/>
    </style:style>
    <style:style style:name="P4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5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6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7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8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9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10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11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12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13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14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15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16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17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18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19" style:family="paragraph" style:parent-style-name="Standard">
      <style:text-properties officeooo:paragraph-rsid="00217655"/>
    </style:style>
    <style:style style:name="P20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21" style:family="paragraph" style:parent-style-name="Table_20_Contents" style:list-style-name="L1">
      <style:text-properties fo:font-size="11pt" officeooo:rsid="0012d701" officeooo:paragraph-rsid="0012d701" style:font-size-asian="11pt" style:font-size-complex="11pt"/>
    </style:style>
    <style:style style:name="P22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23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24" style:family="paragraph" style:parent-style-name="Table_20_Contents">
      <style:text-properties fo:font-size="11pt" officeooo:rsid="00087ba9" officeooo:paragraph-rsid="00217655" style:font-size-asian="11pt" style:font-size-complex="11pt"/>
    </style:style>
    <style:style style:name="P25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26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27" style:family="paragraph" style:parent-style-name="Table_20_Contents">
      <style:text-properties fo:font-size="11pt" officeooo:rsid="0009fdf5" officeooo:paragraph-rsid="00217655" style:font-size-asian="11pt" style:font-size-complex="11pt"/>
    </style:style>
    <style:style style:name="P28" style:family="paragraph" style:parent-style-name="Table_20_Contents" style:list-style-name="L3">
      <style:text-properties fo:font-size="11pt" officeooo:rsid="001c9e91" officeooo:paragraph-rsid="001c9e91" style:font-size-asian="11pt" style:font-size-complex="11pt"/>
    </style:style>
    <style:style style:name="P29" style:family="paragraph" style:parent-style-name="Table_20_Contents" style:list-style-name="L3">
      <style:text-properties fo:font-size="11pt" officeooo:rsid="001c9e91" officeooo:paragraph-rsid="002013f0" style:font-size-asian="11pt" style:font-size-complex="11pt"/>
    </style:style>
    <style:style style:name="P30" style:family="paragraph" style:parent-style-name="Table_20_Contents" style:list-style-name="L3">
      <style:text-properties fo:font-size="11pt" officeooo:rsid="001c9e91" officeooo:paragraph-rsid="00217655" style:font-size-asian="11pt" style:font-size-complex="11pt"/>
    </style:style>
    <style:style style:name="P31" style:family="paragraph" style:parent-style-name="Table_20_Contents">
      <style:text-properties fo:font-size="11pt" officeooo:rsid="001c9e91" officeooo:paragraph-rsid="00217655" style:font-size-asian="11pt" style:font-size-complex="11pt"/>
    </style:style>
    <style:style style:name="P32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33" style:family="paragraph" style:parent-style-name="Table_20_Contents">
      <style:text-properties fo:font-size="11pt" officeooo:rsid="001b78a5" officeooo:paragraph-rsid="00217655" style:font-size-asian="11pt" style:font-size-complex="11pt"/>
    </style:style>
    <style:style style:name="P34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35" style:family="paragraph" style:parent-style-name="Table_20_Contents">
      <style:text-properties fo:font-size="11pt" officeooo:rsid="001da55b" officeooo:paragraph-rsid="00217655" style:font-size-asian="11pt" style:font-size-complex="11pt"/>
    </style:style>
    <style:style style:name="P36" style:family="paragraph" style:parent-style-name="Text_20_body">
      <style:text-properties officeooo:paragraph-rsid="00217655"/>
    </style:style>
    <style:style style:name="T1" style:family="text">
      <style:text-properties officeooo:rsid="0012d701"/>
    </style:style>
    <style:style style:name="T2" style:family="text">
      <style:text-properties officeooo:rsid="001421db"/>
    </style:style>
    <style:style style:name="T3" style:family="text">
      <style:text-properties officeooo:rsid="001824be"/>
    </style:style>
    <style:style style:name="T4" style:family="text">
      <style:text-properties officeooo:rsid="001b78a5"/>
    </style:style>
    <style:style style:name="T5" style:family="text">
      <style:text-properties officeooo:rsid="001c9e91"/>
    </style:style>
    <style:style style:name="T6" style:family="text">
      <style:text-properties officeooo:rsid="001d61af"/>
    </style:style>
    <style:style style:name="T7" style:family="text">
      <style:text-properties officeooo:rsid="001da55b"/>
    </style:style>
    <style:style style:name="T8" style:family="text">
      <style:text-properties officeooo:rsid="001dcfd6"/>
    </style:style>
    <style:style style:name="T9" style:family="text">
      <style:text-properties officeooo:rsid="001fb00b"/>
    </style:style>
    <style:style style:name="T10" style:family="text">
      <style:text-properties officeooo:rsid="002013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6"/>
      <table:table table:name="Tabella1" table:style-name="Tabella1">
        <table:table-column table:style-name="Tabella1.A"/>
        <table:table-column table:style-name="Tabella1.B"/>
        <table:table-row table:style-name="TableLine2919384008672">
          <table:table-cell table:style-name="Tabella1.A1" office:value-type="string">
            <text:p text:style-name="P27">Nome</text:p>
          </table:table-cell>
          <table:table-cell table:style-name="Tabella1.B1" office:value-type="string">
            <text:p text:style-name="P31">Scelta Operazione</text:p>
          </table:table-cell>
        </table:table-row>
        <table:table-row table:style-name="TableLine2919384003776">
          <table:table-cell table:style-name="Tabella1.A2" office:value-type="string">
            <text:p text:style-name="P27">Attore </text:p>
          </table:table-cell>
          <table:table-cell table:style-name="Tabella1.B2" office:value-type="string">
            <text:p text:style-name="P27">Configuratore</text:p>
          </table:table-cell>
        </table:table-row>
        <table:table-row table:style-name="TableLine2919383993984">
          <table:table-cell table:style-name="Tabella1.A2" office:value-type="string">
            <text:p text:style-name="P27">Scenario principale</text:p>
          </table:table-cell>
          <table:table-cell table:style-name="Tabella1.B2" office:value-type="string">
            <text:list xml:id="list2413619734" text:style-name="L3">
              <text:list-item>
                <text:p text:style-name="P30">Il sistema mostra le opzioni.</text:p>
              </text:list-item>
              <text:list-item>
                <text:p text:style-name="P30">Il configuratore sceglie di configurare una rete.</text:p>
                <text:p text:style-name="P30">&lt;&lt;<text:span text:style-name="T10">include&gt;&gt;”Descrizione nuova rete”</text:span></text:p>
              </text:list-item>
            </text:list>
          </table:table-cell>
        </table:table-row>
        <table:table-row table:style-name="TableLine2919383994256">
          <table:table-cell table:style-name="Tabella1.A2" office:value-type="string">
            <text:p text:style-name="P33">Scenario</text:p>
            <text:p text:style-name="P33">alternativo</text:p>
          </table:table-cell>
          <table:table-cell table:style-name="Tabella1.B2" office:value-type="string">
            <text:p text:style-name="P31">2<text:span text:style-name="T9">a</text:span>1.Precondizione: Il configuratore sceglie di <text:span text:style-name="T7">visualizzare le reti presenti</text:span>.</text:p>
            <text:p text:style-name="P24">&lt;&lt;<text:span text:style-name="T3">include&gt;&gt; “</text:span><text:span text:style-name="T7">Visualizza reti</text:span><text:span text:style-name="T6">”</text:span></text:p>
            <text:p text:style-name="P35">2<text:span text:style-name="T9">b</text:span>1.Precondizione:Il configuratore chiude il programma.</text:p>
            <text:p text:style-name="P35"><text:s text:c="7"/><text:span text:style-name="T9">Postcondizione:Viene salvato lo stato del programma.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row table:style-name="TableLine2919228756192">
          <table:table-cell table:style-name="Table3.A1" office:value-type="string">
            <text:p text:style-name="P4">Nome</text:p>
          </table:table-cell>
          <table:table-cell table:style-name="Table3.B1" office:value-type="string">
            <text:p text:style-name="P4">Descri<text:span text:style-name="T8">zione nuova rete</text:span></text:p>
          </table:table-cell>
        </table:table-row>
        <table:table-row table:style-name="TableLine2919228754288">
          <table:table-cell table:style-name="Table3.A2" office:value-type="string">
            <text:p text:style-name="P4">Attore</text:p>
          </table:table-cell>
          <table:table-cell table:style-name="Table3.B2" office:value-type="string">
            <text:p text:style-name="P4">Configuratore</text:p>
          </table:table-cell>
        </table:table-row>
        <table:table-row table:style-name="TableLine2919228767072">
          <table:table-cell table:style-name="Table3.A2" office:value-type="string">
            <text:p text:style-name="P4">Scenario principale</text:p>
          </table:table-cell>
          <table:table-cell table:style-name="Table3.B2" office:value-type="string">
            <text:list xml:id="list3965196740" text:style-name="L1">
              <text:list-item>
                <text:p text:style-name="P20">Il configuratore inserisce il nome della rete.</text:p>
              </text:list-item>
              <text:list-item>
                <text:p text:style-name="P20">il configuratore inserisce <text:span text:style-name="T1">il nome di un nodo</text:span>.</text:p>
              </text:list-item>
              <text:list-item>
                <text:p text:style-name="P21">Il configuratore inserisce il nome di una transizione.</text:p>
              </text:list-item>
              <text:list-item>
                <text:p text:style-name="P21">Il configurate sceglie la direzione della relazione di flusso.</text:p>
              </text:list-item>
              <text:list-item>
                <text:p text:style-name="P22">l’utente invia il comando di terminazione dell’aggiunta di elementi.</text:p>
              </text:list-item>
              <text:list-item>
                <text:p text:style-name="P23">Il <text:span text:style-name="T2">sistema</text:span> chiede al configuratore se vuole salvare la rete.</text:p>
              </text:list-item>
              <text:list-item>
                <text:p text:style-name="P23">Il configuratore conferma il salvataggio della rete</text:p>
              </text:list-item>
              <text:list-item>
                <text:p text:style-name="P25">Il sistema salva la rete</text:p>
              </text:list-item>
            </text:list>
          </table:table-cell>
        </table:table-row>
        <table:table-row table:style-name="TableLine2919228768160">
          <table:table-cell table:style-name="Table3.A2" office:value-type="string">
            <text:p text:style-name="P4">Scenario alternativo</text:p>
          </table:table-cell>
          <table:table-cell table:style-name="Table3.B2" office:value-type="string">
            <text:p text:style-name="P13">5a1.Precondizione: il configuratore sceglie una relazione di flusso transizione-posto, con la transizione che non è puntata da nessun nodo.</text:p>
            <text:p text:style-name="P13">Il sistema stampa un messagio di errore.</text:p>
            <text:p text:style-name="P13">Torna al punto 2.</text:p>
          </table:table-cell>
        </table:table-row>
        <table:table-row table:style-name="TableLine2919228777408">
          <table:table-cell table:style-name="Table3.A2" office:value-type="string">
            <text:p text:style-name="P13">Scenario</text:p>
            <text:p text:style-name="P13">alternativo</text:p>
          </table:table-cell>
          <table:table-cell table:style-name="Table3.B2" office:value-type="string">
            <text:p text:style-name="P13">5a2.Precondizione: il configuratore sceglie di inserire altri elementi.</text:p>
            <text:p text:style-name="P13">Torna al punto 2.</text:p>
          </table:table-cell>
        </table:table-row>
        <table:table-row table:style-name="TableLine2919228774960">
          <table:table-cell table:style-name="Table3.A2" office:value-type="string">
            <text:p text:style-name="P5">Scenario alternativo</text:p>
          </table:table-cell>
          <table:table-cell table:style-name="Table3.B2" office:value-type="string">
            <text:p text:style-name="P5">6a1. Precondizione: il configuratore non salva la rete.</text:p>
            <text:p text:style-name="P5">&lt;&lt;<text:span text:style-name="T3">include&gt;&gt; “Scelta Operazione” ( ritorna al menù principale).</text:span></text:p>
          </table:table-cell>
        </table:table-row>
        <table:table-row table:style-name="TableLine2919228775232">
          <table:table-cell table:style-name="Table3.A2" office:value-type="string">
            <text:p text:style-name="P10">Scenario alternativo</text:p>
          </table:table-cell>
          <table:table-cell table:style-name="Table3.B2" office:value-type="string">
            <text:p text:style-name="P10">7a1. Precondizione: la rete salvata è già presente.</text:p>
            <text:p text:style-name="P10">Il sistema avvisa all’utente che la rete che sta salvando è già presente.</text:p>
            <text:p text:style-name="P6">&lt;&lt;<text:span text:style-name="T3">include&gt;&gt; “Scelta Operazione” ( ritorna al menù principale).</text:span></text:p>
          </table:table-cell>
        </table:table-row>
      </table:table>
      <text:p text:style-name="P2"/>
      <text:p text:style-name="P1"/>
      <table:table table:name="Table2" table:style-name="Table2">
        <table:table-column table:style-name="Table2.A"/>
        <table:table-column table:style-name="Table2.B"/>
        <table:table-row table:style-name="TableLine2919228752384">
          <table:table-cell table:style-name="Table2.A1" office:value-type="string">
            <text:p text:style-name="P11">Nome</text:p>
          </table:table-cell>
          <table:table-cell table:style-name="Table2.B1" office:value-type="string">
            <text:p text:style-name="P11">Visualizzazione reti salvate</text:p>
          </table:table-cell>
        </table:table-row>
        <table:table-row table:style-name="TableLine2919228777680">
          <table:table-cell table:style-name="Table2.A2" office:value-type="string">
            <text:p text:style-name="P11">Attore </text:p>
          </table:table-cell>
          <table:table-cell table:style-name="Table2.B2" office:value-type="string">
            <text:p text:style-name="P11">Configuratore</text:p>
          </table:table-cell>
        </table:table-row>
        <table:table-row table:style-name="TableLine2919228770880">
          <table:table-cell table:style-name="Table2.A2" office:value-type="string">
            <text:p text:style-name="P11">Scenario principale</text:p>
          </table:table-cell>
          <table:table-cell table:style-name="Table2.B2" office:value-type="string">
            <text:list xml:id="list3001718470" text:style-name="L2">
              <text:list-item>
                <text:p text:style-name="P26">Il sistema mostra al configuratore una lista con i nomi delle varie reti salvate.</text:p>
              </text:list-item>
              <text:list-item>
                <text:p text:style-name="P26">Il configuratore sceglie la rete da visualizzare <text:span text:style-name="T4">indicando il nome della rete.</text:span></text:p>
              </text:list-item>
              <text:list-item>
                <text:p text:style-name="P26">Il sistema visualizza la rete.</text:p>
              </text:list-item>
            </text:list>
          </table:table-cell>
        </table:table-row>
        <table:table-row table:style-name="TableLine2919228776592">
          <table:table-cell table:style-name="Table2.A2" office:value-type="string">
            <text:p text:style-name="P14">Scenario</text:p>
            <text:p text:style-name="P14">alternativo</text:p>
          </table:table-cell>
          <table:table-cell table:style-name="Table2.B2" office:value-type="string">
            <text:p text:style-name="P14">1a1. Precondizione: Non ci sono reti salvate da poter visualizzare.</text:p>
            <text:p text:style-name="P7">&lt;&lt;<text:span text:style-name="T3">include&gt;&gt; “Scelta Operazione” ( ritorna al menù principale).</text:span></text:p>
          </table:table-cell>
        </table:table-row>
      </table:table>
      <text:p text:style-name="P1"/>
      <text:p text:style-name="P1"/>
      <text:p text:style-name="P3"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11:22:27.612606582</meta:creation-date>
    <dc:date>2021-06-23T14:40:04.807000000</dc:date>
    <meta:editing-duration>PT5H16M5S</meta:editing-duration>
    <meta:editing-cycles>22</meta:editing-cycles>
    <meta:generator>LibreOffice/7.0.4.2$Windows_X86_64 LibreOffice_project/dcf040e67528d9187c66b2379df5ea4407429775</meta:generator>
    <meta:document-statistic meta:table-count="3" meta:image-count="0" meta:object-count="0" meta:page-count="2" meta:paragraph-count="54" meta:word-count="285" meta:character-count="1987" meta:non-whitespace-character-count="1760"/>
  </office:meta>
</office:document-meta>
</file>